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ookman Old Style" svg:font-family="'Bookman Old Style', serif"/>
    <style:font-face style:name="Calibri" svg:font-family="Calibri, sans-serif"/>
    <style:font-face style:name="Merriweather1" svg:font-family="Merriweather"/>
    <style:font-face style:name="Fira Sans" svg:font-family="'Fira Sans'" style:font-family-generic="swiss"/>
    <style:font-face style:name="FreeSans1" svg:font-family="FreeSans" style:font-family-generic="swiss"/>
    <style:font-face style:name="Merriweather" svg:font-family="Merriweather" style:font-family-generic="swiss"/>
    <style:font-face style:name="Open Sans" svg:font-family="'Open Sans'" style:font-family-generic="swiss"/>
    <style:font-face style:name="Trebuchet MS" svg:font-family="'Trebuchet MS'" style:font-family-generic="swiss"/>
    <style:font-face style:name="Merriweather2" svg:font-family="Merriweather" style:font-pitch="variable"/>
    <style:font-face style:name="Fira Sans1" svg:font-family="'Fira Sans'" style:font-family-generic="swiss" style:font-pitch="variable"/>
    <style:font-face style:name="Fira Sans Black" svg:font-family="'Fira Sans Black'" style:font-adornments="Black" style:font-family-generic="swiss" style:font-pitch="variable"/>
    <style:font-face style:name="Fira Sans Medium" svg:font-family="'Fira Sans Medium'" style:font-family-generic="swiss" style:font-pitch="variable"/>
    <style:font-face style:name="Open Sans1" svg:font-family="'Open Sans'" style:font-family-generic="swiss" style:font-pitch="variable"/>
    <style:font-face style:name="FreeSans" svg:font-family="FreeSans" style:font-family-generic="system" style:font-pitch="variable"/>
    <style:font-face style:name="Merriweather3" svg:font-family="Merriweather" style:font-family-generic="system" style:font-pitch="variable"/>
    <style:font-face style:name="Open Sans2" svg:font-family="'Open Sans'" style:font-family-generic="system" style:font-pitch="variable"/>
    <style:font-face style:name="Trebuchet MS1" svg:font-family="'Trebuchet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6271in" fo:margin-left="-0.1896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5.1667in"/>
    </style:style>
    <style:style style:name="Table1.B" style:family="table-column">
      <style:table-column-properties style:column-width="2.4604in"/>
    </style:style>
    <style:style style:name="Table1.1" style:family="table-row">
      <style:table-row-properties style:min-row-height="1.1111in" fo:keep-together="auto"/>
    </style:style>
    <style:style style:name="Table1.A1" style:family="table-cell">
      <style:table-cell-properties style:vertical-align="" fo:padding="0.1in" fo:border="none"/>
    </style:style>
    <style:style style:name="Table1.2" style:family="table-row">
      <style:table-row-properties style:min-row-height="8.1667in" fo:keep-together="auto"/>
    </style:style>
    <style:style style:name="P1" style:family="paragraph" style:parent-style-name="Standard">
      <loext:graphic-properties draw:fill-color="#ffffff"/>
      <style:paragraph-properties fo:break-before="auto" fo:break-after="auto" fo:padding="0in" fo:border="none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loext:graphic-properties draw:fill-color="#ffffff"/>
      <style:paragraph-properties fo:margin-top="0in" fo:margin-bottom="0in" loext:contextual-spacing="false" fo:line-height="115%" fo:padding="0in" fo:border="none"/>
      <style:text-properties fo:color="#000000" style:font-name="Fira Sans Medium" style:font-name-asian="Open Sans2" style:font-name-complex="Open Sans2"/>
    </style:style>
    <style:style style:name="P4" style:family="paragraph" style:parent-style-name="Standard">
      <loext:graphic-properties draw:fill-color="#ffffff"/>
      <style:paragraph-properties fo:margin-top="0in" fo:margin-bottom="0in" loext:contextual-spacing="false" fo:line-height="115%" fo:padding="0in" fo:border="none"/>
      <style:text-properties fo:color="#000000" style:font-name="Fira Sans Medium" fo:font-weight="bold" style:font-name-asian="Open Sans2" style:font-weight-asian="bold" style:font-name-complex="Open Sans2"/>
    </style:style>
    <style:style style:name="P5" style:family="paragraph" style:parent-style-name="Standard">
      <style:paragraph-properties fo:margin-top="0.222in" fo:margin-bottom="0in" loext:contextual-spacing="false" fo:line-height="100%"/>
    </style:style>
    <style:style style:name="P6" style:family="paragraph" style:parent-style-name="Heading_20_2">
      <loext:graphic-properties draw:fill-color="#ffffff"/>
      <style:paragraph-properties fo:padding="0in" fo:border="none"/>
      <style:text-properties fo:font-size="10.5pt" style:font-size-asian="10.5pt" style:font-size-complex="10.5pt"/>
    </style:style>
    <style:style style:name="P7" style:family="paragraph" style:parent-style-name="Heading_20_2">
      <loext:graphic-properties draw:fill-color="#ffffff"/>
      <style:paragraph-properties fo:line-height="100%" fo:padding="0in" fo:border="none"/>
      <style:text-properties fo:color="#2079c7" style:font-name="Fira Sans Black" fo:font-size="10pt" style:font-name-asian="Open Sans2" style:font-size-asian="10pt" style:font-name-complex="Open Sans2" style:font-size-complex="10pt"/>
    </style:style>
    <style:style style:name="P8" style:family="paragraph" style:parent-style-name="Heading_20_1">
      <loext:graphic-properties draw:fill-color="#ffffff"/>
      <style:paragraph-properties fo:padding="0in" fo:border="none"/>
      <style:text-properties style:font-name="Fira Sans Black" fo:font-size="10pt" style:font-size-asian="10pt" style:font-size-complex="10pt"/>
    </style:style>
    <style:style style:name="P9" style:family="paragraph" style:parent-style-name="Heading_20_3">
      <loext:graphic-properties draw:fill-color="#ffffff"/>
      <style:paragraph-properties fo:padding="0in" fo:border="none"/>
    </style:style>
    <style:style style:name="P10" style:family="paragraph" style:parent-style-name="Subtitle">
      <loext:graphic-properties draw:fill-color="#ffffff"/>
      <style:paragraph-properties fo:line-height="100%" fo:padding="0in" fo:border="none"/>
      <style:text-properties style:font-name="Fira Sans1" fo:font-size="10pt" officeooo:rsid="00121ca5" officeooo:paragraph-rsid="00121ca5" style:font-size-asian="10pt" style:font-size-complex="10pt"/>
    </style:style>
    <style:style style:name="P11" style:family="paragraph" style:parent-style-name="Title">
      <loext:graphic-properties draw:fill-color="#ffffff"/>
      <style:paragraph-properties fo:line-height="100%" fo:padding="0in" fo:border="none"/>
      <style:text-properties fo:font-size="29pt" style:font-size-asian="29pt" style:font-size-complex="29pt"/>
    </style:style>
    <style:style style:name="P12" style:family="paragraph" style:parent-style-name="Standard" style:master-page-name="Standard">
      <loext:graphic-properties draw:fill-color="#ffffff"/>
      <style:paragraph-properties fo:line-height="100%" style:page-number="1" fo:break-before="auto" fo:break-after="auto" fo:padding="0in" fo:border="none"/>
      <style:text-properties fo:font-size="6pt" style:font-size-asian="6pt" style:font-size-complex="6pt"/>
    </style:style>
    <style:style style:name="P13" style:family="paragraph" style:parent-style-name="Standard">
      <loext:graphic-properties draw:fill-color="#ffffff"/>
      <style:paragraph-properties fo:margin-left="0in" fo:margin-right="0.2083in" fo:margin-top="0.0398in" fo:margin-bottom="0.0398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paragraph-rsid="00121ca5"/>
    </style:style>
    <style:style style:name="P14" style:family="paragraph" style:parent-style-name="Standard">
      <loext:graphic-properties draw:fill-color="#ffffff"/>
      <style:paragraph-properties fo:margin-left="0in" fo:margin-right="0.2083in" fo:margin-top="0.0398in" fo:margin-bottom="0.0398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paragraph-rsid="00128e90"/>
    </style:style>
    <style:style style:name="P15" style:family="paragraph" style:parent-style-name="Standard" style:list-style-name="WWNum2">
      <loext:graphic-properties draw:fill-color="#ffffff"/>
      <style:paragraph-properties fo:margin-left="0in" fo:margin-right="0.2083in" fo:margin-top="0.0398in" fo:margin-bottom="0.0398in" loext:contextual-spacing="false" fo:line-height="100%" fo:text-indent="0in" style:auto-text-indent="false" fo:padding="0in" fo:border="none"/>
    </style:style>
    <style:style style:name="P16" style:family="paragraph" style:parent-style-name="Standard" style:list-style-name="WWNum1">
      <loext:graphic-properties draw:fill-color="#ffffff"/>
      <style:paragraph-properties fo:margin-left="0in" fo:margin-right="0.2083in" fo:margin-top="0.0398in" fo:margin-bottom="0.0398in" loext:contextual-spacing="false" fo:line-height="100%" fo:text-indent="0in" style:auto-text-indent="false" fo:padding="0in" fo:border="none"/>
      <style:text-properties officeooo:paragraph-rsid="001ccd44"/>
    </style:style>
    <style:style style:name="P17" style:family="paragraph" style:parent-style-name="Standard" style:list-style-name="WWNum2">
      <loext:graphic-properties draw:fill-color="#ffffff"/>
      <style:paragraph-properties fo:margin-left="0in" fo:margin-right="0.2083in" fo:margin-top="0.1429in" fo:margin-bottom="0.0398in" loext:contextual-spacing="false" fo:line-height="100%" fo:text-indent="0in" style:auto-text-indent="false" fo:padding="0in" fo:border="none"/>
    </style:style>
    <style:style style:name="P18" style:family="paragraph" style:parent-style-name="normal">
      <loext:graphic-properties draw:fill-color="#ffffff"/>
      <style:paragraph-properties fo:padding="0in" fo:border="none"/>
      <style:text-properties style:font-name="Fira Sans Black" fo:font-size="9pt" officeooo:paragraph-rsid="001a7a42" style:font-size-asian="9pt" style:font-size-complex="9pt"/>
    </style:style>
    <style:style style:name="P19" style:family="paragraph" style:parent-style-name="normal">
      <loext:graphic-properties draw:fill-color="#ffffff"/>
      <style:paragraph-properties fo:margin-top="0in" fo:margin-bottom="0in" loext:contextual-spacing="false" fo:line-height="100%" fo:padding="0in" fo:border="none"/>
      <style:text-properties style:font-name="Fira Sans Black" fo:font-size="9pt" officeooo:paragraph-rsid="001b221d" style:font-size-asian="9pt" style:font-size-complex="9pt"/>
    </style:style>
    <style:style style:name="P20" style:family="paragraph" style:parent-style-name="normal">
      <loext:graphic-properties draw:fill-color="#ffffff"/>
      <style:paragraph-properties fo:margin-top="0in" fo:margin-bottom="0in" loext:contextual-spacing="false" fo:line-height="100%" fo:padding="0in" fo:border="none"/>
      <style:text-properties style:font-name="Merriweather2" fo:font-size="9pt" officeooo:paragraph-rsid="001b221d" style:font-size-asian="9pt" style:font-size-complex="9pt"/>
    </style:style>
    <style:style style:name="P21" style:family="paragraph" style:parent-style-name="normal">
      <loext:graphic-properties draw:fill-color="#ffffff"/>
      <style:paragraph-properties fo:margin-top="0in" fo:margin-bottom="0in" loext:contextual-spacing="false" fo:line-height="100%" fo:padding="0in" fo:border="none"/>
      <style:text-properties style:font-name="Merriweather2" fo:font-size="9pt" fo:font-weight="normal" officeooo:paragraph-rsid="001b221d" style:font-size-asian="9pt" style:font-weight-asian="normal" style:font-size-complex="9pt" style:font-weight-complex="normal"/>
    </style:style>
    <style:style style:name="P22" style:family="paragraph" style:parent-style-name="normal">
      <loext:graphic-properties draw:fill-color="#ffffff"/>
      <style:paragraph-properties fo:margin-top="0in" fo:margin-bottom="0in" loext:contextual-spacing="false" fo:line-height="100%" fo:padding="0in" fo:border="none"/>
      <style:text-properties style:font-name="Merriweather2" fo:font-size="10pt" fo:font-weight="normal" officeooo:paragraph-rsid="001b221d" style:font-size-asian="10pt" style:font-weight-asian="normal" style:font-size-complex="10pt" style:font-weight-complex="normal"/>
    </style:style>
    <style:style style:name="P23" style:family="paragraph" style:parent-style-name="Heading_20_2">
      <loext:graphic-properties draw:fill-color="#ffffff"/>
      <style:paragraph-properties fo:padding="0in" fo:border="none"/>
      <style:text-properties fo:color="#434343" fo:font-size="10pt" officeooo:paragraph-rsid="001a7a42" style:font-size-asian="10pt" style:font-size-complex="10pt"/>
    </style:style>
    <style:style style:name="P24" style:family="paragraph" style:parent-style-name="Heading_20_2">
      <loext:graphic-properties draw:fill-color="#ffffff"/>
      <style:paragraph-properties fo:padding="0in" fo:border="none"/>
      <style:text-properties fo:font-size="10.5pt" officeooo:paragraph-rsid="00156abf" style:font-size-asian="10.5pt" style:font-size-complex="10.5pt"/>
    </style:style>
    <style:style style:name="P25" style:family="paragraph" style:parent-style-name="Heading_20_2">
      <loext:graphic-properties draw:fill-color="#ffffff"/>
      <style:paragraph-properties fo:padding="0in" fo:border="none"/>
      <style:text-properties officeooo:paragraph-rsid="00196a82"/>
    </style:style>
    <style:style style:name="P26" style:family="paragraph" style:parent-style-name="Heading_20_2">
      <loext:graphic-properties draw:fill-color="#ffffff"/>
      <style:paragraph-properties fo:padding="0in" fo:border="none"/>
      <style:text-properties officeooo:paragraph-rsid="00198fe1"/>
    </style:style>
    <style:style style:name="P27" style:family="paragraph" style:parent-style-name="Heading_20_1">
      <loext:graphic-properties draw:fill-color="#ffffff"/>
      <style:paragraph-properties fo:padding="0in" fo:border="none"/>
      <style:text-properties style:font-name="Fira Sans Black" fo:font-size="10pt" style:font-size-asian="10pt" style:font-size-complex="10pt"/>
    </style:style>
    <style:style style:name="P28" style:family="paragraph" style:parent-style-name="Heading_20_1">
      <loext:graphic-properties draw:fill-color="#ffffff"/>
      <style:paragraph-properties fo:padding="0in" fo:border="none"/>
      <style:text-properties style:font-name="Fira Sans Black" fo:font-size="10pt" officeooo:paragraph-rsid="001a7a42" style:font-size-asian="10pt" style:font-size-complex="10pt"/>
    </style:style>
    <style:style style:name="P29" style:family="paragraph" style:parent-style-name="Heading_20_1">
      <loext:graphic-properties draw:fill-color="#ffffff"/>
      <style:paragraph-properties fo:padding="0in" fo:border="none"/>
      <style:text-properties fo:font-size="10pt" officeooo:paragraph-rsid="00121ca5" style:font-size-asian="10pt" style:font-size-complex="10pt"/>
    </style:style>
    <style:style style:name="P30" style:family="paragraph" style:parent-style-name="Heading_20_3">
      <loext:graphic-properties draw:fill-color="#ffffff"/>
      <style:paragraph-properties fo:padding="0in" fo:border="none"/>
      <style:text-properties style:font-name="Open Sans1" fo:font-size="8pt" officeooo:paragraph-rsid="00156abf" style:font-size-asian="8pt" style:font-size-complex="8pt"/>
    </style:style>
    <style:style style:name="P31" style:family="paragraph" style:parent-style-name="Heading_20_3">
      <loext:graphic-properties draw:fill-color="#ffffff"/>
      <style:paragraph-properties fo:padding="0in" fo:border="none"/>
    </style:style>
    <style:style style:name="P32" style:family="paragraph" style:parent-style-name="Heading_20_3">
      <loext:graphic-properties draw:fill-color="#ffffff"/>
      <style:paragraph-properties fo:padding="0in" fo:border="none"/>
      <style:text-properties fo:font-size="8pt" officeooo:paragraph-rsid="00196a82" style:font-size-asian="8pt" style:font-size-complex="8pt"/>
    </style:style>
    <style:style style:name="T1" style:family="text">
      <style:text-properties fo:font-size="10pt" fo:font-weight="normal" style:font-size-asian="10pt" style:font-weight-asian="normal" style:font-size-complex="10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/>
    </style:style>
    <style:style style:name="T6" style:family="text">
      <style:text-properties fo:color="#434343"/>
    </style:style>
    <style:style style:name="T7" style:family="text">
      <style:text-properties fo:color="#434343" style:font-name="Merriweather2" fo:font-style="italic" fo:font-weight="normal" fo:background-color="transparent" loext:char-shading-value="0" style:font-style-asian="italic" style:font-weight-asian="normal" style:font-style-complex="italic"/>
    </style:style>
    <style:style style:name="T8" style:family="text">
      <style:text-properties fo:color="#434343" style:font-name="Merriweather2"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9" style:family="text">
      <style:text-properties fo:font-weight="bold" style:font-weight-asian="bold"/>
    </style:style>
    <style:style style:name="T10" style:family="text">
      <style:text-properties officeooo:rsid="00088db0"/>
    </style:style>
    <style:style style:name="T11" style:family="text">
      <style:text-properties officeooo:rsid="000aeddd"/>
    </style:style>
    <style:style style:name="T12" style:family="text">
      <style:text-properties style:font-name="Fira Sans Black"/>
    </style:style>
    <style:style style:name="T13" style:family="text">
      <style:text-properties style:font-name="Open Sans1" fo:font-weight="normal" style:font-weight-asian="normal" style:font-weight-complex="normal"/>
    </style:style>
    <style:style style:name="T14" style:family="text">
      <style:text-properties fo:font-size="10.5pt" fo:font-weight="normal" style:font-size-asian="10.5pt" style:font-weight-asian="normal" style:font-size-complex="10.5pt"/>
    </style:style>
    <style:style style:name="T15" style:family="text">
      <style:text-properties fo:font-size="10.5pt" fo:font-style="italic" fo:font-weight="normal" officeooo:rsid="00088db0" style:font-size-asian="10.5pt" style:font-style-asian="italic" style:font-weight-asian="normal" style:font-size-complex="10.5pt"/>
    </style:style>
    <style:style style:name="T16" style:family="text">
      <style:text-properties fo:font-size="10.5pt" fo:font-style="italic" fo:font-weight="bold" officeooo:rsid="00189bde" style:font-size-asian="10.5pt" style:font-style-asian="italic" style:font-weight-asian="bold" style:font-size-complex="10.5pt" style:font-weight-complex="bold"/>
    </style:style>
    <style:style style:name="T17" style:family="text">
      <style:text-properties officeooo:rsid="0016a43a"/>
    </style:style>
    <style:style style:name="T18" style:family="text">
      <style:text-properties officeooo:rsid="001808d7"/>
    </style:style>
    <style:style style:name="T19" style:family="text">
      <style:text-properties officeooo:rsid="001a7a42"/>
    </style:style>
    <style:style style:name="T20" style:family="text">
      <style:text-properties style:font-name="Merriweather2" fo:font-weight="normal" style:font-weight-asian="normal" style:font-weight-complex="normal"/>
    </style:style>
    <style:style style:name="T21" style:family="text">
      <style:text-properties fo:font-size="8pt" style:font-size-asian="8pt" style:font-size-complex="8pt"/>
    </style:style>
    <style:style style:name="T22" style:family="text">
      <style:text-properties officeooo:rsid="001ccd44"/>
    </style:style>
    <style:style style:name="T23" style:family="text">
      <style:text-properties fo:font-size="9pt" style:font-size-asian="9pt" style:font-size-complex="9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<text:bookmark text:name="_x8fm1uorkbaw"/>Sarath <text:s/>Sasi Godavarthi</text:p>
            <text:p text:style-name="P10"><text:bookmark text:name="_ymi089liagec"/>The technical complexity of Bio-sciences,their life sustaining capabilities, coupled with the composite ground of coding, inspire in me a passion for <text:span text:style-name="T10">Pharmocovigilance</text:span> and its diverse applications.</text:p>
          </table:table-cell>
          <table:table-cell table:style-name="Table1.A1" office:value-type="string">
            <text:p text:style-name="P3">Plot <text:s/>129 <text:s/>VP <text:s/>Colony Poranki Vijayawada <text:s/>- <text:s/>521137</text:p>
            <text:p text:style-name="P3"/>
            <text:p text:style-name="P4">(+91) <text:s/>9952905591 sarathsasi.g@gmail.com</text:p>
          </table:table-cell>
        </table:table-row>
        <table:table-row table:style-name="Table1.2">
          <table:table-cell table:style-name="Table1.A1" office:value-type="string">
            <text:p text:style-name="P8"><text:bookmark text:name="_y7d3xdxnr44m"/>EXPERIENCE</text:p>
            <text:p text:style-name="P25"><text:span text:style-name="T2">Biomed Informatics Medwin Hospitals,</text:span><text:span text:style-name="T1"> Hyderabad</text:span><text:span text:style-name="T3"> — </text:span><text:span text:style-name="T16">Drug Safety Associate</text:span></text:p>
            <text:p text:style-name="P32"><text:span text:style-name="T19">Jan </text:span>20<text:span text:style-name="T10">21</text:span> – <text:span text:style-name="T18">Dec 2021</text:span></text:p>
            <text:p text:style-name="P26"><text:bookmark text:name="_rfgvkg2ifhfd"/><text:span text:style-name="T2">Biomed Informatics Medwin Hospitals</text:span><text:span text:style-name="T1">, Hyderabad</text:span><text:span text:style-name="T3"> — </text:span><text:span text:style-name="T16">Drug Safety Associate,</text:span><text:span text:style-name="T14"> </text:span><text:span text:style-name="T15">Intern</text:span></text:p>
            <text:p text:style-name="P9"><text:bookmark text:name="_n64fgzu3lwuy"/><text:span text:style-name="T10">Oct </text:span>20<text:span text:style-name="T10">20</text:span> – <text:span text:style-name="T18">Dec 2020</text:span></text:p>
            <text:p text:style-name="P8"><text:bookmark text:name="_yk8luflkpwij"/>EDUCATION</text:p>
            <text:p text:style-name="P24"><text:span text:style-name="T3">BioMed Informatics Medwin Hospitals, Hyderabad </text:span>— <text:span text:style-name="T7">Advanced P.G. Diploma in </text:span><text:span text:style-name="T8">Clinical Research and Pharmacovigilance</text:span></text:p>
            <text:p text:style-name="P30"><text:span text:style-name="T22">Jun 2020</text:span> - <text:span text:style-name="T22">Sep</text:span> 2020</text:p>
            <text:p text:style-name="P6"><text:bookmark text:name="_6wymnhinx9q5"/><text:span text:style-name="T6">Sathyabama University, </text:span><text:span text:style-name="T3">Chennai</text:span>—<text:span text:style-name="T5">B.E. <text:s/>in <text:s/>Biotechnology</text:span></text:p>
            <text:p text:style-name="P9"><text:bookmark text:name="_7vtcyzeczjot"/>2015 - 2020, Secured 70%</text:p>
            <text:p text:style-name="P6"><text:bookmark text:name="_czfiadnsgnzp"/><text:span text:style-name="T6">Sri <text:s/>Chaitanya <text:s/>Co-Ed Jr.College,</text:span> <text:span text:style-name="T3">Vijayawada</text:span> <text:s/>— <text:span text:style-name="T5">BiPC</text:span></text:p>
            <text:p text:style-name="P9"><text:bookmark text:name="_miiyt1y6sl7g"/>2012 - 2014, Sec<text:span text:style-name="T11">u</text:span>red 81% </text:p>
            <text:p text:style-name="P28"><text:bookmark text:name="_jhv78pp9wtzd"/>PROJECTS</text:p>
            <text:p text:style-name="P23"><text:bookmark text:name="_vm051rmyhoww"/>Genome Sequencing and Analysis <text:s/>of <text:s/>Ray <text:s/>Fish <text:s/>Using <text:s/>Illumina Nextseq500 <text:s/>Platform</text:p>
            <text:p text:style-name="P2"/>
            <text:p text:style-name="P2"/>
            <text:p text:style-name="P7"><text:bookmark text:name="_y9gbu6uqy7nn"/>LANGUAGES</text:p>
            <text:p text:style-name="P5">English, Telugu, Hindi </text:p>
          </table:table-cell>
          <table:table-cell table:style-name="Table1.A1" office:value-type="string">
            <text:p text:style-name="P28">PHARMACOVIGILANCE SKILLS</text:p>
            <text:p text:style-name="P18"/>
            <text:p text:style-name="P19"><text:span text:style-name="T20">Certified in Pharmacovigilance and Oracle Argus Safety</text:span></text:p>
            <text:p text:style-name="P19"><text:span text:style-name="T20"/></text:p>
            <text:p text:style-name="P19"><text:span text:style-name="T20">Managing Individual Case Safety Reports (ICSRs) and initial case entries.</text:span></text:p>
            <text:p text:style-name="P19"><text:span text:style-name="T20"/></text:p>
            <text:p text:style-name="P20"><text:span text:style-name="T4">Duplicate searching in the database before book-in and case creation / initial data entry in Argus.</text:span></text:p>
            <text:p text:style-name="P20"><text:span text:style-name="T4"/></text:p>
            <text:p text:style-name="P21">Coding adverse events using MedDRA and WHO Drug dictionary.</text:p>
            <text:p text:style-name="P21"/>
            <text:p text:style-name="P22"><text:span text:style-name="T23">Determining regulatory reporting requirements based on assessment of seriousness and labeling of selected event terms.</text:span> </text:p>
            <text:p text:style-name="P28"><text:bookmark text:name="_ca0awj8022e2"/>TECHNICAL SKILLS</text:p>
            <text:list xml:id="list3137126547" text:style-name="WWNum2">
              <text:list-header>
                <text:p text:style-name="P17"><text:span text:style-name="T9">Coding</text:span> <text:s/>: <text:s/>Python <text:s/>Automation and <text:s/>Web <text:s/>Design</text:p>
                <text:p text:style-name="P15"><text:span text:style-name="T9">System Administration</text:span> : Open Source <text:s/>Software; <text:s/>Linux</text:p>
              </text:list-header>
            </text:list>
            <text:list xml:id="list2757196127" text:style-name="WWNum1">
              <text:list-header>
                <text:p text:style-name="P16"><text:span text:style-name="T9">Programming Languages</text:span> : HTML5, CSS3, Python, JavaScript</text:p>
              </text:list-header>
            </text:list>
            <text:p text:style-name="P29"><text:bookmark text:name="_tuxh7mwdaxox"/><text:span text:style-name="T12">PERSONAL STRENGTHS</text:span> </text:p>
            <text:p text:style-name="P13"><text:span text:style-name="T9">Accuracy <text:s/>and Precision </text:span>Excellent <text:s/>information <text:s/>input and <text:s/>output <text:s/>skills.</text:p>
            <text:p text:style-name="P13"><text:span text:style-name="T9">Data <text:s/>Interpretation <text:s text:c="19"/></text:span>Good <text:s/>interpretation <text:s/>skills. Accurate <text:s/>data <text:s/>information reproduction.</text:p>
            <text:p text:style-name="P14"><text:span text:style-name="T9">Communication Skills <text:s text:c="12"/></text:span>Adept <text:s/>at <text:s/>business, <text:s/>technical and <text:s/>conversational <text:s/>English. Can be <text:s/>a team member, or lead <text:s/>a <text:s/>team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ookman Old Style" svg:font-family="'Bookman Old Style', serif"/>
    <style:font-face style:name="Calibri" svg:font-family="Calibri, sans-serif"/>
    <style:font-face style:name="Merriweather1" svg:font-family="Merriweather"/>
    <style:font-face style:name="Fira Sans" svg:font-family="'Fira Sans'" style:font-family-generic="swiss"/>
    <style:font-face style:name="FreeSans1" svg:font-family="FreeSans" style:font-family-generic="swiss"/>
    <style:font-face style:name="Merriweather" svg:font-family="Merriweather" style:font-family-generic="swiss"/>
    <style:font-face style:name="Open Sans" svg:font-family="'Open Sans'" style:font-family-generic="swiss"/>
    <style:font-face style:name="Trebuchet MS" svg:font-family="'Trebuchet MS'" style:font-family-generic="swiss"/>
    <style:font-face style:name="Merriweather2" svg:font-family="Merriweather" style:font-pitch="variable"/>
    <style:font-face style:name="Fira Sans1" svg:font-family="'Fira Sans'" style:font-family-generic="swiss" style:font-pitch="variable"/>
    <style:font-face style:name="Fira Sans Black" svg:font-family="'Fira Sans Black'" style:font-adornments="Black" style:font-family-generic="swiss" style:font-pitch="variable"/>
    <style:font-face style:name="Fira Sans Medium" svg:font-family="'Fira Sans Medium'" style:font-family-generic="swiss" style:font-pitch="variable"/>
    <style:font-face style:name="Open Sans1" svg:font-family="'Open Sans'" style:font-family-generic="swiss" style:font-pitch="variable"/>
    <style:font-face style:name="FreeSans" svg:font-family="FreeSans" style:font-family-generic="system" style:font-pitch="variable"/>
    <style:font-face style:name="Merriweather3" svg:font-family="Merriweather" style:font-family-generic="system" style:font-pitch="variable"/>
    <style:font-face style:name="Open Sans2" svg:font-family="'Open Sans'" style:font-family-generic="system" style:font-pitch="variable"/>
    <style:font-face style:name="Trebuchet MS1" svg:font-family="'Trebuchet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Merriweather" fo:font-size="9pt" fo:language="en" fo:country="none" style:letter-kerning="false" style:font-name-asian="Merriweather3" style:font-size-asian="9pt" style:language-asian="zh" style:country-asian="CN" style:font-name-complex="Merriweather3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666666" style:font-name="Merriweather" fo:font-size="9pt" fo:language="en" fo:country="none" style:letter-kerning="false" style:font-name-asian="Merriweather3" style:font-size-asian="9pt" style:language-asian="zh" style:country-asian="CN" style:font-name-complex="Merriweather3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2083in" fo:margin-top="0.0835in" fo:margin-bottom="0in" loext:contextual-spacing="false" fo:line-height="130%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Merriweather1" fo:font-family="Merriweather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Fira Sans" fo:font-family="'Fira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Fira Sans" fo:font-family="'Fira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ira Sans" fo:font-family="'Fira Sans'" style:font-family-generic="swiss"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4165in" fo:margin-bottom="0in" loext:contextual-spacing="false" fo:line-height="100%" fo:break-before="auto" fo:break-after="auto"/>
      <style:text-properties fo:color="#2079c7" style:font-name="Open Sans" fo:font-family="'Open Sans'" style:font-family-generic="swiss" fo:font-weight="bold" style:font-name-asian="Open Sans2" style:font-family-asian="'Open Sans'" style:font-family-generic-asian="system" style:font-pitch-asian="variable" style:font-weight-asian="bold" style:font-name-complex="Open Sans2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22in" fo:margin-bottom="0in" loext:contextual-spacing="false" fo:line-height="100%" fo:keep-together="always" fo:break-before="auto" fo:break-after="auto" fo:keep-with-next="always"/>
      <style:text-properties fo:color="#000000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0693in" fo:margin-bottom="0.0693in" loext:contextual-spacing="false" fo:line-height="100%" fo:keep-together="always" fo:break-before="auto" fo:break-after="auto" fo:keep-with-next="always"/>
      <style:text-properties fo:color="#666666" style:font-name="Open Sans" fo:font-family="'Open Sans'" style:font-family-generic="swiss" fo:font-size="8pt" style:font-name-asian="Open Sans2" style:font-family-asian="'Open Sans'" style:font-family-generic-asian="system" style:font-pitch-asian="variable" style:font-size-asian="8pt" style:font-name-complex="Open Sans2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swiss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swiss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swiss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835in" loext:contextual-spacing="false" fo:line-height="100%" fo:break-before="auto" fo:break-after="auto"/>
      <style:text-properties fo:color="#000000"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in" loext:contextual-spacing="false" fo:line-height="115%" fo:break-before="auto" fo:break-after="auto"/>
      <style:text-properties fo:color="#000000" style:font-name="Open Sans" fo:font-family="'Open Sans'" style:font-family-generic="swiss" style:font-name-asian="Open Sans2" style:font-family-asian="'Open Sans'" style:font-family-generic-asian="system" style:font-pitch-asian="variable" style:font-name-complex="Open Sans2" style:font-family-complex="'Open Sans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​" text:bullet-char="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​" text:bullet-char="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5992in" fo:margin-left="0.5992in" fo:margin-right="0.5992in" style:writing-mode="lr-tb" style:layout-grid-color="#c0c0c0" style:layout-grid-lines="254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04T15:08:52.225763890</dc:date>
    <dc:creator>Sasi Sarath</dc:creator>
    <meta:editing-duration>PT3H9M24S</meta:editing-duration>
    <meta:editing-cycles>23</meta:editing-cycles>
    <meta:generator>LibreOffice/6.1.5.2$Linux_X86_64 LibreOffice_project/10$Build-2</meta:generator>
    <meta:document-statistic meta:table-count="1" meta:image-count="0" meta:object-count="0" meta:page-count="1" meta:paragraph-count="34" meta:word-count="246" meta:character-count="1866" meta:non-whitespace-character-count="1574"/>
  </office:meta>
</office:document-meta>
</file>